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8:44:31.494364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5-06-10T19:00:27</meta:creation-date>
    <dc:date>2022-04-27T18:44:46.153241911</dc:date>
    <meta:editing-duration>P30DT8H46M19S</meta:editing-duration>
    <meta:editing-cycles>117</meta:editing-cycles>
    <meta:generator>LibreOffice/6.4.7.2$Linux_X86_64 LibreOffice_project/40$Build-2</meta:generator>
    <meta:document-statistic meta:table-count="3" meta:cell-count="235" meta:object-count="0"/>
    <meta:user-defined meta:name=""/>
  </office:meta>
</office:document-meta>
</file>